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8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9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7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svg:stroke-color="#000000" draw:fill-color="#00a65d" draw:textarea-horizontal-align="justify" draw:textarea-vertical-align="middle" draw:auto-grow-height="false" fo:min-height="0.668cm" fo:min-width="1.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dddddd"/>
      <style:paragraph-properties fo:text-align="start"/>
      <style:text-properties fo:color="#666666" fo:font-size="13pt" style:font-size-asian="13pt" style:font-size-complex="13pt"/>
    </style:style>
    <style:style style:name="P9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12" style:family="paragraph">
      <loext:graphic-properties draw:fill-color="#5e8ac7"/>
      <style:paragraph-properties fo:text-align="start"/>
      <style:text-properties fo:color="#ffffff" style:font-name="Go Mediu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5e8ac7"/>
      <style:paragraph-properties fo:text-align="center"/>
      <style:text-properties fo:color="#ffffff" style:font-name="Go Medium"/>
    </style:style>
    <style:style style:name="P15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6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7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8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9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20" style:family="paragraph">
      <loext:graphic-properties draw:fill="none" draw:fill-color="#ffffff"/>
      <style:text-properties fo:color="#ffffff" style:font-name="Go Medium" fo:font-size="20pt" style:font-size-asian="20pt" style:font-size-complex="20pt"/>
    </style:style>
    <style:style style:name="P21" style:family="paragraph">
      <loext:graphic-properties draw:fill-color="#00a65d"/>
      <style:paragraph-properties fo:text-align="center"/>
      <style:text-properties fo:color="#ffffff" style:font-name="Go Medium"/>
    </style:style>
    <style:style style:name="P22" style:family="paragraph">
      <style:text-properties fo:color="#ce181e" style:font-name="Go Medium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color="#ce181e" style:font-name="Go Medium" fo:font-size="36pt" fo:font-weight="bold" style:font-size-asian="36pt" style:font-weight-asian="bold" style:font-size-complex="36pt" style:font-weight-complex="bold"/>
    </style:style>
    <style:style style:name="P24" style:family="paragraph"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ffffff" style:font-name="Go Medium" fo:font-size="14pt" style:font-size-asian="14pt" style:font-size-complex="14pt"/>
    </style:style>
    <style:style style:name="T8" style:family="text">
      <style:text-properties fo:color="#ffffff" style:font-name="Go Medium"/>
    </style:style>
    <style:style style:name="T9" style:family="text">
      <style:text-properties fo:color="#ffffff" style:font-name="Go Medium" fo:font-size="10pt" style:font-size-asian="10pt" style:font-size-complex="10pt"/>
    </style:style>
    <style:style style:name="T10" style:family="text">
      <style:text-properties fo:color="#ffffff" style:font-name="Go Medium" fo:font-size="16pt" style:font-size-asian="16pt" style:font-size-complex="16pt"/>
    </style:style>
    <style:style style:name="T11" style:family="text">
      <style:text-properties fo:color="#ffffff" style:font-name="MathJax_Typewriter" fo:font-size="14pt" style:font-size-asian="14pt" style:font-size-complex="14pt"/>
    </style:style>
    <style:style style:name="T12" style:family="text">
      <style:text-properties fo:color="#ffffff" style:font-name="MathJax_Typewriter"/>
    </style:style>
    <style:style style:name="T13" style:family="text">
      <style:text-properties fo:color="#ce181e" style:font-name="Go Medium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ce181e" style:font-name="Go Medium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397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3.54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6.038cm" svg:y1="11.956cm" svg:x2="26.038cm" svg:y2="10.94cm">
          <text:p/>
        </draw:line>
        <draw:line draw:style-name="gr6" draw:text-style-name="P7" draw:layer="layout" svg:x1="26.019cm" svg:y1="3.921cm" svg:x2="26.019cm" svg:y2="4.302cm">
          <text:p/>
        </draw:line>
        <draw:custom-shape draw:style-name="gr4" draw:text-style-name="P8" draw:layer="layout" svg:width="5.588cm" svg:height="1.016cm" svg:x="20.939cm" svg:y="4.683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826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969cm">
          <text:p text:style-name="P10"><text:span text:style-name="T6">Daily start hour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8.112cm">
          <text:p text:style-name="P10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842cm" svg:height="1.143cm" svg:x="20.812cm" svg:y="19.288cm">
          <text:p text:style-name="P4"><text:span text:style-name="T7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7.511cm" svg:y1="3.54cm" svg:x2="17.51cm" svg:y2="20.71cm">
          <text:p/>
        </draw:line>
        <draw:line draw:style-name="gr10" draw:text-style-name="P7" draw:layer="layout" svg:x1="1cm" svg:y1="5.572cm" svg:x2="20.456cm" svg:y2="5.572cm">
          <text:p/>
        </draw:line>
        <draw:line draw:style-name="gr10" draw:text-style-name="P7" draw:layer="layout" svg:x1="1.025cm" svg:y1="3.491cm" svg:x2="20.456cm" svg:y2="3.491cm">
          <text:p/>
        </draw:line>
        <draw:line draw:style-name="gr10" draw:text-style-name="P7" draw:layer="layout" svg:x1="20.431cm" svg:y1="1cm" svg:x2="20.431cm" svg:y2="20.59cm">
          <text:p/>
        </draw:line>
        <draw:custom-shape draw:style-name="gr11" draw:text-style-name="P1" draw:layer="layout" svg:width="2.921cm" svg:height="2.032cm" svg:x="17.51cm" svg:y="3.54cm">
          <text:p text:style-name="P13"><text:span text:style-name="T8">Fri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14.589cm" svg:y="3.54cm">
          <text:p text:style-name="P13"><text:span text:style-name="T8">Thu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612cm" svg:y1="3.54cm" svg:x2="14.611cm" svg:y2="20.71cm">
          <text:p/>
        </draw:line>
        <draw:custom-shape draw:style-name="gr11" draw:text-style-name="P1" draw:layer="layout" svg:width="2.921cm" svg:height="2.032cm" svg:x="11.689cm" svg:y="3.54cm">
          <text:p text:style-name="P13"><text:span text:style-name="T8">Wed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8.789cm" svg:y="3.54cm">
          <text:p text:style-name="P13"><text:span text:style-name="T8">Tue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921cm" svg:height="2.032cm" svg:x="5.889cm" svg:y="3.54cm">
          <text:p text:style-name="P4"><text:span text:style-name="T8">Mon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91cm" svg:height="2.032cm" svg:x="1cm" svg:y="3.54cm">
          <text:p text:style-name="P4"><text:span text:style-name="T8">Ti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.713cm" svg:y1="3.54cm" svg:x2="11.712cm" svg:y2="20.71cm">
          <text:p/>
        </draw:line>
        <draw:line draw:style-name="gr9" draw:text-style-name="P7" draw:layer="layout" svg:x1="8.814cm" svg:y1="3.54cm" svg:x2="8.813cm" svg:y2="20.71cm">
          <text:p/>
        </draw:line>
        <draw:line draw:style-name="gr9" draw:text-style-name="P7" draw:layer="layout" svg:x1="5.915cm" svg:y1="3.54cm" svg:x2="5.914cm" svg:y2="20.71cm">
          <text:p/>
        </draw:line>
        <draw:line draw:style-name="gr9" draw:text-style-name="P7" draw:layer="layout" svg:x1="14.613cm" svg:y1="3.54cm" svg:x2="14.612cm" svg:y2="20.71cm">
          <text:p/>
        </draw:line>
        <draw:line draw:style-name="gr9" draw:text-style-name="P7" draw:layer="layout" svg:x1="17.512cm" svg:y1="3.54cm" svg:x2="17.511cm" svg:y2="20.71cm">
          <text:p/>
        </draw:line>
        <draw:line draw:style-name="gr10" draw:text-style-name="P7" draw:layer="layout" svg:x1="20.431cm" svg:y1="1cm" svg:x2="20.431cm" svg:y2="20.59cm">
          <text:p/>
        </draw:line>
        <draw:line draw:style-name="gr13" draw:text-style-name="P7" draw:layer="layout" svg:x1="20.427cm" svg:y1="7.154cm" svg:x2="0.996cm" svg:y2="7.156cm">
          <text:p/>
        </draw:line>
        <draw:line draw:style-name="gr13" draw:text-style-name="P7" draw:layer="layout" svg:x1="20.428cm" svg:y1="8.654cm" svg:x2="0.997cm" svg:y2="8.656cm">
          <text:p/>
        </draw:line>
        <draw:line draw:style-name="gr13" draw:text-style-name="P7" draw:layer="layout" svg:x1="20.428cm" svg:y1="10.154cm" svg:x2="0.997cm" svg:y2="10.156cm">
          <text:p/>
        </draw:line>
        <draw:line draw:style-name="gr13" draw:text-style-name="P7" draw:layer="layout" svg:x1="20.429cm" svg:y1="11.654cm" svg:x2="0.998cm" svg:y2="11.656cm">
          <text:p/>
        </draw:line>
        <draw:line draw:style-name="gr13" draw:text-style-name="P7" draw:layer="layout" svg:x1="20.43cm" svg:y1="13.154cm" svg:x2="0.999cm" svg:y2="13.156cm">
          <text:p/>
        </draw:line>
        <draw:line draw:style-name="gr13" draw:text-style-name="P7" draw:layer="layout" svg:x1="20.431cm" svg:y1="14.754cm" svg:x2="1cm" svg:y2="14.756cm">
          <text:p/>
        </draw:line>
        <draw:line draw:style-name="gr13" draw:text-style-name="P7" draw:layer="layout" svg:x1="20.432cm" svg:y1="16.354cm" svg:x2="1.001cm" svg:y2="16.356cm">
          <text:p/>
        </draw:line>
        <draw:line draw:style-name="gr13" draw:text-style-name="P7" draw:layer="layout" svg:x1="20.433cm" svg:y1="17.954cm" svg:x2="1.002cm" svg:y2="17.956cm">
          <text:p/>
        </draw:line>
        <draw:line draw:style-name="gr13" draw:text-style-name="P7" draw:layer="layout" svg:x1="20.434cm" svg:y1="19.454cm" svg:x2="1.003cm" svg:y2="19.456cm">
          <text:p/>
        </draw:line>
        <draw:custom-shape draw:style-name="gr14" draw:text-style-name="P15" draw:layer="layout" svg:width="4.826cm" svg:height="1.397cm" svg:x="1cm" svg:y="5.699cm">
          <text:p text:style-name="P4"><text:span text:style-name="T9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.826cm" svg:height="1.397cm" svg:x="1cm" svg:y="7.199cm">
          <text:p text:style-name="P4"><text:span text:style-name="T10">SH+L - SH+2L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.826cm" svg:height="1.397cm" svg:x="1cm" svg:y="8.699cm">
          <text:p text:style-name="P4"><text:span text:style-name="T10">Start time+2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.826cm" svg:height="1.397cm" svg:x="1cm" svg:y="10.199cm">
          <text:p text:style-name="P4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.826cm" svg:height="1.397cm" svg:x="1cm" svg:y="8.699cm">
          <text:p text:style-name="P4"><text:span text:style-name="T10">SH+2L - SH+3L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826cm" svg:height="0.927cm" svg:x="1cm" svg:y="19.669cm">
          <text:p text:style-name="P4"><text:span text:style-name="T10">...-End Ho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794cm" svg:height="1.397cm" svg:x="5.953cm" svg:y="7.223cm">
          <text:p text:style-name="P4"><text:span text:style-name="T11">Robert</text:span></text:p>
          <text:p text:style-name="P4"><text:span text:style-name="T11">Pla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794cm" svg:height="1.397cm" svg:x="5.953cm" svg:y="8.723cm">
          <text:p text:style-name="P4"><text:span text:style-name="T11">Jimmy</text:span></text:p>
          <text:p text:style-name="P4"><text:span text:style-name="T11">P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2.794cm" svg:height="1.473cm" svg:x="5.953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794cm" svg:height="1.473cm" svg:x="5.953cm" svg:y="10.1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794cm" svg:height="1.473cm" svg:x="5.954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794cm" svg:height="1.473cm" svg:x="8.8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794cm" svg:height="1.473cm" svg:x="11.7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794cm" svg:height="1.473cm" svg:x="14.656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794cm" svg:height="1.473cm" svg:x="17.557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2.794cm" svg:height="1.473cm" svg:x="8.854cm" svg:y="7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2.794cm" svg:height="1.473cm" svg:x="8.855cm" svg:y="8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794cm" svg:height="1.397cm" svg:x="11.753cm" svg:y="8.723cm">
          <text:p text:style-name="P4"><text:span text:style-name="T11">Feliks</text:span></text:p>
          <text:p text:style-name="P4"><text:span text:style-name="T11">Zemdeg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794cm" svg:height="1.397cm" svg:x="11.753cm" svg:y="13.223cm">
          <text:p text:style-name="P4"><text:span text:style-name="T11">Tom</text:span></text:p>
          <text:p text:style-name="P4"><text:span text:style-name="T11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794cm" svg:height="1.473cm" svg:x="11.756cm" svg:y="10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2.794cm" svg:height="1.473cm" svg:x="11.757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39cm" svg:y="10.912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319cm" svg:y1="11.287cm" svg:x2="26.319cm" svg:y2="11.668cm">
          <text:p/>
        </draw:line>
        <draw:line draw:style-name="gr5" draw:text-style-name="P7" draw:layer="layout" svg:x1="26.038cm" svg:y1="11.956cm" svg:x2="26.038cm" svg:y2="10.94cm">
          <text:p/>
        </draw:line>
        <draw:frame draw:style-name="gr21" draw:text-style-name="P20" draw:layer="layout" svg:width="3.048cm" svg:height="1.143cm" svg:x="22.717cm" svg:y="11.817cm">
          <draw:text-box>
            <text:p><text:span text:style-name="T2">From</text:span></text:p>
          </draw:text-box>
        </draw:frame>
        <draw:custom-shape draw:style-name="gr4" draw:text-style-name="P6" draw:layer="layout" svg:width="5.588cm" svg:height="1.016cm" svg:x="20.939cm" svg:y="12.8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3.048cm" svg:height="1.143cm" svg:x="22.717cm" svg:y="13.718cm">
          <draw:text-box>
            <text:p><text:span text:style-name="T2">To</text:span></text:p>
          </draw:text-box>
        </draw:frame>
        <draw:custom-shape draw:style-name="gr4" draw:text-style-name="P6" draw:layer="layout" svg:width="5.588cm" svg:height="1.016cm" svg:x="20.939cm" svg:y="14.6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621cm">
          <text:p text:style-name="P2"><text:span text:style-name="T5">Mon’s,9/13/18,All,etc.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3.048cm" svg:height="1.143cm" svg:x="22.717cm" svg:y="15.519cm">
          <draw:text-box>
            <text:p><text:span text:style-name="T2">On</text:span></text:p>
          </draw:text-box>
        </draw:frame>
        <draw:line draw:style-name="gr6" draw:text-style-name="P7" draw:layer="layout" svg:x1="26.319cm" svg:y1="16.953cm" svg:x2="26.319cm" svg:y2="17.334cm">
          <text:p/>
        </draw:line>
        <draw:line draw:style-name="gr5" draw:text-style-name="P7" draw:layer="layout" svg:x1="26.038cm" svg:y1="17.656cm" svg:x2="26.038cm" svg:y2="16.64cm">
          <text:p/>
        </draw:line>
        <draw:custom-shape draw:style-name="gr22" draw:text-style-name="P21" draw:layer="layout" svg:width="1.778cm" svg:height="1.016cm" svg:x="22.844cm" svg:y="17.891cm">
          <text:p text:style-name="P4"><text:span text:style-name="T8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25.738cm" svg:y1="4.556cm" svg:x2="25.738cm" svg:y2="3.54cm">
          <text:p/>
        </draw:line>
        <draw:frame draw:style-name="gr23" draw:text-style-name="P23" draw:layer="layout" svg:width="1.586cm" svg:height="1.716cm" svg:x="13.446cm" svg:y="1.57cm">
          <draw:text-box>
            <text:p text:style-name="P22"><text:span text:style-name="T13">1.</text:span></text:p>
          </draw:text-box>
        </draw:frame>
        <draw:frame draw:style-name="gr24" draw:text-style-name="P25" draw:layer="layout" svg:width="1.162cm" svg:height="1.148cm" svg:x="20.412cm" svg:y="2.265cm">
          <draw:text-box>
            <text:p text:style-name="P24"><text:span text:style-name="T14">1.</text:span></text:p>
          </draw:text-box>
        </draw:frame>
        <draw:frame draw:style-name="gr24" draw:text-style-name="P25" draw:layer="layout" svg:width="1.162cm" svg:height="1.148cm" svg:x="20.412cm" svg:y="3.465cm">
          <draw:text-box>
            <text:p text:style-name="P24"><text:span text:style-name="T14">2.</text:span></text:p>
          </draw:text-box>
        </draw:frame>
        <draw:frame draw:style-name="gr24" draw:text-style-name="P25" draw:layer="layout" svg:width="1.162cm" svg:height="1.148cm" svg:x="20.412cm" svg:y="4.665cm">
          <draw:text-box>
            <text:p text:style-name="P24"><text:span text:style-name="T14">3.</text:span></text:p>
          </draw:text-box>
        </draw:frame>
        <draw:frame draw:style-name="gr24" draw:text-style-name="P25" draw:layer="layout" svg:width="1.162cm" svg:height="1.148cm" svg:x="20.412cm" svg:y="5.765cm">
          <draw:text-box>
            <text:p text:style-name="P24"><text:span text:style-name="T14">4.</text:span></text:p>
          </draw:text-box>
        </draw:frame>
        <draw:frame draw:style-name="gr24" draw:text-style-name="P25" draw:layer="layout" svg:width="1.162cm" svg:height="1.148cm" svg:x="20.412cm" svg:y="6.965cm">
          <draw:text-box>
            <text:p text:style-name="P24"><text:span text:style-name="T14">5.</text:span></text:p>
          </draw:text-box>
        </draw:frame>
        <draw:frame draw:style-name="gr24" draw:text-style-name="P25" draw:layer="layout" svg:width="1.162cm" svg:height="1.148cm" svg:x="20.412cm" svg:y="8.065cm">
          <draw:text-box>
            <text:p text:style-name="P24"><text:span text:style-name="T14">6.</text:span></text:p>
          </draw:text-box>
        </draw:frame>
        <draw:frame draw:style-name="gr24" draw:text-style-name="P25" draw:layer="layout" svg:width="1.162cm" svg:height="1.148cm" svg:x="20.412cm" svg:y="10.865cm">
          <draw:text-box>
            <text:p text:style-name="P24"><text:span text:style-name="T14">7.</text:span></text:p>
          </draw:text-box>
        </draw:frame>
        <draw:frame draw:style-name="gr24" draw:text-style-name="P25" draw:layer="layout" svg:width="1.162cm" svg:height="1.148cm" svg:x="20.412cm" svg:y="12.765cm">
          <draw:text-box>
            <text:p text:style-name="P24"><text:span text:style-name="T14">8.</text:span></text:p>
          </draw:text-box>
        </draw:frame>
        <draw:frame draw:style-name="gr24" draw:text-style-name="P25" draw:layer="layout" svg:width="1.162cm" svg:height="1.148cm" svg:x="20.412cm" svg:y="14.565cm">
          <draw:text-box>
            <text:p text:style-name="P24"><text:span text:style-name="T14">9.</text:span></text:p>
          </draw:text-box>
        </draw:frame>
        <draw:frame draw:style-name="gr25" draw:text-style-name="P25" draw:layer="layout" svg:width="1.67cm" svg:height="1.199cm" svg:x="19.512cm" svg:y="16.565cm">
          <draw:text-box>
            <text:p text:style-name="P24"><text:span text:style-name="T14">10.</text:span></text:p>
          </draw:text-box>
        </draw:frame>
        <draw:frame draw:style-name="gr25" draw:text-style-name="P25" draw:layer="layout" svg:width="1.67cm" svg:height="1.199cm" svg:x="21.412cm" svg:y="17.766cm">
          <draw:text-box>
            <text:p text:style-name="P24"><text:span text:style-name="T14">11.</text:span></text:p>
          </draw:text-box>
        </draw:frame>
        <draw:frame draw:style-name="gr25" draw:text-style-name="P25" draw:layer="layout" svg:width="1.67cm" svg:height="1.199cm" svg:x="19.412cm" svg:y="19.266cm">
          <draw:text-box>
            <text:p text:style-name="P24"><text:span text:style-name="T14">12.</text:span></text:p>
          </draw:text-box>
        </draw:frame>
        <draw:frame draw:style-name="gr25" draw:text-style-name="P25" draw:layer="layout" svg:width="1.67cm" svg:height="1.199cm" svg:x="14.312cm" svg:y="13.266cm">
          <draw:text-box>
            <text:p text:style-name="P24"><text:span text:style-name="T14">13.</text:span></text:p>
          </draw:text-box>
        </draw:frame>
        <draw:frame draw:style-name="gr25" draw:text-style-name="P25" draw:layer="layout" svg:width="1.67cm" svg:height="1.199cm" svg:x="14.312cm" svg:y="11.867cm">
          <draw:text-box>
            <text:p text:style-name="P24"><text:span text:style-name="T14">14.</text:span></text:p>
          </draw:text-box>
        </draw:frame>
        <draw:frame draw:style-name="gr25" draw:text-style-name="P25" draw:layer="layout" svg:width="1.67cm" svg:height="1.199cm" svg:x="15.212cm" svg:y="7.068cm">
          <draw:text-box>
            <text:p text:style-name="P24"><text:span text:style-name="T14">15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0T23:50:13.366308734</dc:date>
    <meta:editing-duration>PT57M36S</meta:editing-duration>
    <meta:editing-cycles>6</meta:editing-cycles>
    <meta:generator>LibreOffice/6.0.3.2$Linux_X86_64 LibreOffice_project/00m0$Build-2</meta:generator>
    <meta:document-statistic meta:object-count="90"/>
  </office:meta>
</office:document-meta>
</file>